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CuYCTGhohBDTUwcRGeU4Q7krgo8GJM4ERXo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5:40:07.445869347</meta:creation-date>
    <dc:date>2025-08-21T15:48:38.990025517</dc:date>
    <meta:editing-duration>PT8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